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StockistName</text:p>
          </table:table-cell>
          <table:table-cell table:style-name="ce3" office:value-type="string" calcext:value-type="string">
            <text:p>ProductName</text:p>
          </table:table-cell>
          <table:table-cell table:style-name="ce3" office:value-type="string" calcext:value-type="string">
            <text:p>FreeStrips</text:p>
          </table:table-cell>
          <table:table-cell table:style-name="ce3" office:value-type="string" calcext:value-type="string">
            <text:p>OpeningQty</text:p>
          </table:table-cell>
          <table:table-cell table:style-name="ce3" office:value-type="string" calcext:value-type="string">
            <text:p>PurchaseQty</text:p>
          </table:table-cell>
          <table:table-cell table:style-name="ce3" office:value-type="string" calcext:value-type="string">
            <text:p>SalesQty</text:p>
          </table:table-cell>
          <table:table-cell table:style-name="ce3" office:value-type="string" calcext:value-type="string">
            <text:p>ClosingQty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ivisionName</text:p>
          </table:table-cell>
          <table:table-cell table:style-name="ce3"/>
        </table:table-row>
        <table:table-row table:style-name="ro1">
          <table:table-cell office:value-type="string" calcext:value-type="string">
            <text:p>GIRIRAJ MEDICAL STORES_NADIAD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*JANTA MEDICAL &amp; PROVISION</text:p>
          </table:table-cell>
          <table:table-cell office:value-type="string" calcext:value-type="string">
            <text:p>ROZTOR A CAPS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ONAKIRAN MEDICAL STOR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ONAKIRAN MEDICAL STORES_NADIAD</text:p>
          </table:table-cell>
          <table:table-cell office:value-type="string" calcext:value-type="string">
            <text:p>BIOXIGA 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ONAKIRAN MEDICAL STORES_NADIAD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ZULELAL MEDICAL STORES_NADIAD</text:p>
          </table:table-cell>
          <table:table-cell office:value-type="string" calcext:value-type="string">
            <text:p>BIOTENLY 2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ZULELAL MEDICAL STORES_NADIAD</text:p>
          </table:table-cell>
          <table:table-cell office:value-type="string" calcext:value-type="string">
            <text:p>CDH FORTE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ZULELAL MEDICAL STORES_NADIAD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ZULELAL MEDICAL STORES_NADIAD</text:p>
          </table:table-cell>
          <table:table-cell office:value-type="string" calcext:value-type="string">
            <text:p>E-TEGO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.P. MEDICAL STORE_NADI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.P. MEDICAL STORE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.P. MEDICAL STORE_NADIAD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DITI MEDICINES_PETLAD</text:p>
          </table:table-cell>
          <table:table-cell office:value-type="string" calcext:value-type="string">
            <text:p>BIOVILDA 5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KUL MEDICAL STORES_PETL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MBICA MEDICAL STORES_DAKOR</text:p>
          </table:table-cell>
          <table:table-cell office:value-type="string" calcext:value-type="string">
            <text:p>R-ZOLE D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MBICA MEDICAL STORES_NADIAD</text:p>
          </table:table-cell>
          <table:table-cell office:value-type="string" calcext:value-type="string">
            <text:p>ROZTOR A CAPS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NAYA MEDICAL &amp; PROV.STORES_NADIAD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NAYA MEDICAL &amp; PROV.STORES_NADIAD</text:p>
          </table:table-cell>
          <table:table-cell office:value-type="string" calcext:value-type="string">
            <text:p>E-TEGO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NAYA MEDICAL &amp; PROV.STORES_NADIAD</text:p>
          </table:table-cell>
          <table:table-cell office:value-type="string" calcext:value-type="string">
            <text:p>STELLA 60K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NKUR MEDICINES_DAKOR</text:p>
          </table:table-cell>
          <table:table-cell office:value-type="string" calcext:value-type="string">
            <text:p>ACCUTHYRO 100MC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NKUR MEDICINES_DAKOR</text:p>
          </table:table-cell>
          <table:table-cell office:value-type="string" calcext:value-type="string">
            <text:p>BIOTENLY 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PNA MEDICAL STORE_PETLAD</text:p>
          </table:table-cell>
          <table:table-cell office:value-type="string" calcext:value-type="string">
            <text:p>BI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PNA MEDICAL STORE_PETLAD</text:p>
          </table:table-cell>
          <table:table-cell office:value-type="string" calcext:value-type="string">
            <text:p>BIOMET PG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PNA MEDICAL STORES_NADIAD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PNA MEDICAL STORES_NADI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PNA MEDICAL STORES_NADIAD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POLLO PHARMACIES LIMITED</text:p>
          </table:table-cell>
          <table:table-cell office:value-type="string" calcext:value-type="string">
            <text:p>R-ZOLE D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RYAN MEDICAL STORES_NADIAD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RYAN MEDICAL STORES_NADI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RYAN MEDICAL STORES_NADIAD</text:p>
          </table:table-cell>
          <table:table-cell office:value-type="string" calcext:value-type="string">
            <text:p>BI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RYAN MEDICAL STOR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RYAN MEDICAL STORES_NADIAD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RYAN MEDICAL STORES_NADIAD</text:p>
          </table:table-cell>
          <table:table-cell office:value-type="string" calcext:value-type="string">
            <text:p>R-ZOLE D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RYAN MEDICAL STORES_NADIAD</text:p>
          </table:table-cell>
          <table:table-cell office:value-type="string" calcext:value-type="string">
            <text:p>R-ZOLE L CAPS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ASHIRWAD MEDICAL STORES_KHEDA</text:p>
          </table:table-cell>
          <table:table-cell office:value-type="string" calcext:value-type="string">
            <text:p>DIEX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BHARAT MEDICAL STORES_MEHAMDAB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BHATT PHARMACY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BHATT PHARMACY_NADIAD</text:p>
          </table:table-cell>
          <table:table-cell office:value-type="string" calcext:value-type="string">
            <text:p>DIEX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BHATT PHARMACY_NADIAD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BHUPENDRA MEDICAL STORES_NADIAD</text:p>
          </table:table-cell>
          <table:table-cell table:style-name="ce2" office:value-type="string" calcext:value-type="string">
            <text:p>BIOMET G2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C.N.BROTHERS_NADIAD</text:p>
          </table:table-cell>
          <table:table-cell office:value-type="string" calcext:value-type="string">
            <text:p>BIOXIGA 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C.N.BROTHERS_NADIAD</text:p>
          </table:table-cell>
          <table:table-cell office:value-type="string" calcext:value-type="string">
            <text:p>ROZTOR A CAPS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CHANCHAL MEDICAL &amp; PROV.STORES_NADI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CHANCHAL MEDICAL &amp; PROV.STORES_NADIAD</text:p>
          </table:table-cell>
          <table:table-cell office:value-type="string" calcext:value-type="string">
            <text:p>BIOMET G2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CHANCHAL MEDICAL &amp; PROV.STOR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CHANCHAL MEDICAL &amp; PROV.STORES_NADIAD</text:p>
          </table:table-cell>
          <table:table-cell office:value-type="string" calcext:value-type="string">
            <text:p>BIOXIGA 1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CHANCHAL MEDICAL &amp; PROV.STORES_NADIAD</text:p>
          </table:table-cell>
          <table:table-cell office:value-type="string" calcext:value-type="string">
            <text:p>R-ZOLE D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CHANCHAL MEDICAL &amp; PROV.STORES_NADIAD</text:p>
          </table:table-cell>
          <table:table-cell office:value-type="string" calcext:value-type="string">
            <text:p>ROZTOR A CAPS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AVAVALA .COM_MEHAMDABAD</text:p>
          </table:table-cell>
          <table:table-cell office:value-type="string" calcext:value-type="string">
            <text:p>BIOTENLY 2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AVAVALA .COM_MEHAMDAB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AVAVALA .COM_MEHAMDABAD</text:p>
          </table:table-cell>
          <table:table-cell office:value-type="string" calcext:value-type="string">
            <text:p>BIOXIGA 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HARA MEDICAL STORES_MARIDA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R. DAXESHBHAI SHAH_NADIAD</text:p>
          </table:table-cell>
          <table:table-cell office:value-type="string" calcext:value-type="string">
            <text:p>ROZTOR GOLD 1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R. DAXESHBHAI SHAH_NADIAD</text:p>
          </table:table-cell>
          <table:table-cell office:value-type="string" calcext:value-type="string">
            <text:p>TELEXA 40MG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R. DAXESHBHAI SHAH_NADIAD</text:p>
          </table:table-cell>
          <table:table-cell office:value-type="string" calcext:value-type="string">
            <text:p>TELEXA M 5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R. MAHAGUJARAT HOSPITAL_NADI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R. MAHAGUJARAT HOSPITAL_NADIAD</text:p>
          </table:table-cell>
          <table:table-cell office:value-type="string" calcext:value-type="string">
            <text:p>BIOMET G2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R. MAHAGUJARAT HOSPITAL_NADIAD</text:p>
          </table:table-cell>
          <table:table-cell office:value-type="string" calcext:value-type="string">
            <text:p>BI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R. MAHAGUJARAT HOSPITAL_NADIAD</text:p>
          </table:table-cell>
          <table:table-cell office:value-type="string" calcext:value-type="string">
            <text:p>BIOTENLY 2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R. MAHAGUJARAT HOSPITAL_NADIAD</text:p>
          </table:table-cell>
          <table:table-cell office:value-type="string" calcext:value-type="string">
            <text:p>TELEXA A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R. MAHAGUJARAT HOSPITAL_NADIAD</text:p>
          </table:table-cell>
          <table:table-cell office:value-type="string" calcext:value-type="string">
            <text:p>TELEXA M 2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R. MANSI H.SHAH_NADIAD</text:p>
          </table:table-cell>
          <table:table-cell office:value-type="string" calcext:value-type="string">
            <text:p>DIEX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R. PRAVINBHAI SOLANKI_NADIAD</text:p>
          </table:table-cell>
          <table:table-cell office:value-type="string" calcext:value-type="string">
            <text:p>R-ZOLE D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R. RAJESH TRIVEDI_PETLAD</text:p>
          </table:table-cell>
          <table:table-cell office:value-type="string" calcext:value-type="string">
            <text:p>BI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R. Y.B.SHAH_KAPADWANJ</text:p>
          </table:table-cell>
          <table:table-cell office:value-type="string" calcext:value-type="string">
            <text:p>ETIWELL 0.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DR.VIRENDRA DESAI PHARMACY_NADIAD</text:p>
          </table:table-cell>
          <table:table-cell office:value-type="string" calcext:value-type="string">
            <text:p>BIOTENLY 2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GAYATRI MEDICAL &amp; PROV.STORES_PANDOLI</text:p>
          </table:table-cell>
          <table:table-cell office:value-type="string" calcext:value-type="string">
            <text:p>TELEXA M 5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GAYATRI MEDICAL STORES_DAKOR</text:p>
          </table:table-cell>
          <table:table-cell office:value-type="string" calcext:value-type="string">
            <text:p>BIOBETA A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GAYATRI MEDICAL STORES_DAKOR</text:p>
          </table:table-cell>
          <table:table-cell office:value-type="string" calcext:value-type="string">
            <text:p>E-TEGO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GAYATRI MEDICAL STORES_DAKOR</text:p>
          </table:table-cell>
          <table:table-cell office:value-type="string" calcext:value-type="string">
            <text:p>R-ZOLE D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GAYATRI MEDICAL STORES_DAKOR</text:p>
          </table:table-cell>
          <table:table-cell office:value-type="string" calcext:value-type="string">
            <text:p>TELEXA 40MG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GAYATRI MEDICAL STORES_MATAR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GOKUL MEDICAL STORES_NADI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GOKUL MEDICAL STORES_NADIAD</text:p>
          </table:table-cell>
          <table:table-cell office:value-type="string" calcext:value-type="string">
            <text:p>BI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HARIKRUPA MEDICAL &amp; PROV.STORES_NADIAD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HARIKRUPA MEDICAL &amp; PROV.STOR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HARIKRUPA MEDICAL &amp; PROV.STORES_NADIAD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HARIOM MEDICAL &amp; PROVISION ST._KAPADWANJ</text:p>
          </table:table-cell>
          <table:table-cell office:value-type="string" calcext:value-type="string">
            <text:p>ACCUTHYRO 12.5MC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HARIOM MEDICAL &amp; PROVISION ST._KAPADWANJ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HARIOM MEDICAL &amp; PROVISION ST._KAPADWANJ</text:p>
          </table:table-cell>
          <table:table-cell office:value-type="string" calcext:value-type="string">
            <text:p>TELEXA CM 2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HARSH MEDICINES &amp; BIOMET G1 TABLETS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HARSH MEDICINES &amp; BIOMET G1 TABLETS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HARSH MEDICINES &amp; BIOMET G1 TABLETS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HEALTH PHARMACY &amp; PROVISION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HETAXI MEDICAL &amp; PROVISION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.J. MEDICINES_KAPADWANJ</text:p>
          </table:table-cell>
          <table:table-cell office:value-type="string" calcext:value-type="string">
            <text:p>TELEXA CM 2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.J.PHARMACY_NADIAD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.K.MEDICAL STORES_NADIAD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.K.MEDICAL STORES_NADI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.K.MEDICAL STOR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.K.MEDICAL STORES_NADIAD</text:p>
          </table:table-cell>
          <table:table-cell office:value-type="string" calcext:value-type="string">
            <text:p>ROZTOR A CAPS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GDISH MEDICAL STOR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GDISH MEDICAL STORES_NADIAD</text:p>
          </table:table-cell>
          <table:table-cell office:value-type="string" calcext:value-type="string">
            <text:p>E-TEGO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INAM MEDICAL &amp; GENERAL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LARAM MEDICAL STORES_DHARMAJ</text:p>
          </table:table-cell>
          <table:table-cell office:value-type="string" calcext:value-type="string">
            <text:p>B-PAM 10MG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LARAM MEDICAL STORES_DHARMAJ</text:p>
          </table:table-cell>
          <table:table-cell office:value-type="string" calcext:value-type="string">
            <text:p>BIOXIGA 1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LARAM MEDICAL STORES_DHARMAJ</text:p>
          </table:table-cell>
          <table:table-cell office:value-type="string" calcext:value-type="string">
            <text:p>ROZTOR A CAPS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NTA MEDICINES_NADIAD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NTA MEDICIN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NTA MEDICINES_NADIAD</text:p>
          </table:table-cell>
          <table:table-cell office:value-type="string" calcext:value-type="string">
            <text:p>DIEX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NTA MEDICINES_NADIAD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NTA MEDICINES_NADIAD</text:p>
          </table:table-cell>
          <table:table-cell office:value-type="string" calcext:value-type="string">
            <text:p>ROZTOR A CAPS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NTA MEDICINES_NADIAD</text:p>
          </table:table-cell>
          <table:table-cell office:value-type="string" calcext:value-type="string">
            <text:p>TELEXA M 5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Y MAHARAJ MEDICAL &amp; PROV.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Y MAHARAJ PHARMACY_NADIAD</text:p>
          </table:table-cell>
          <table:table-cell office:value-type="string" calcext:value-type="string">
            <text:p>BIOTENLY 2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Y MAHARAJ PHARMACY_NADIAD</text:p>
          </table:table-cell>
          <table:table-cell office:value-type="string" calcext:value-type="string">
            <text:p>BIOXIGA 1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Y MELADY MA MEDICAL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Y MELADY MA MEDICAL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AYSHREE MED. &amp; PROV.STORES_DAKOR</text:p>
          </table:table-cell>
          <table:table-cell office:value-type="string" calcext:value-type="string">
            <text:p>R-ZOLE D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ILAN MEDICAL &amp; PROVISION</text:p>
          </table:table-cell>
          <table:table-cell office:value-type="string" calcext:value-type="string">
            <text:p>BIO-ANXIT CZ 0.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JYOTI TRADING CO._KAPADWANJ</text:p>
          </table:table-cell>
          <table:table-cell office:value-type="string" calcext:value-type="string">
            <text:p>TELEXA CM 2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K.G.N. MEDICAL STORES_NADI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KAIVAL MEDICAL &amp; PROV.ST_NADI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KAVISH MEDICAL STORES_NADIAD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KAVISH MEDICAL STORES_NADIAD</text:p>
          </table:table-cell>
          <table:table-cell office:value-type="string" calcext:value-type="string">
            <text:p>BIOTENLY 2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KAVISH MEDICAL STORES_NADIAD</text:p>
          </table:table-cell>
          <table:table-cell office:value-type="string" calcext:value-type="string">
            <text:p>BIOXIGA 1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KAVISH MEDICAL STORES_NADIAD</text:p>
          </table:table-cell>
          <table:table-cell office:value-type="string" calcext:value-type="string">
            <text:p>BIOXIGA 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KAVISH MEDICAL STORES_NADIAD</text:p>
          </table:table-cell>
          <table:table-cell office:value-type="string" calcext:value-type="string">
            <text:p>ROZTOR A CAPS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KUBER PHARMACY_NADIAD</text:p>
          </table:table-cell>
          <table:table-cell office:value-type="string" calcext:value-type="string">
            <text:p>BIOVILDA 100MG 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KUNJ CHEMIST_KAPADWANJ</text:p>
          </table:table-cell>
          <table:table-cell office:value-type="string" calcext:value-type="string">
            <text:p>TELEXA CM 2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AHAGUJARAT MEDICAL STORES_NADI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AHAGUJARAT MEDICAL STORES_NADIAD</text:p>
          </table:table-cell>
          <table:table-cell office:value-type="string" calcext:value-type="string">
            <text:p>BIOMET G2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AHAGUJARAT MEDICAL STORES_NADIAD</text:p>
          </table:table-cell>
          <table:table-cell office:value-type="string" calcext:value-type="string">
            <text:p>BI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AHAGUJARAT MEDICAL STORES_NADIAD</text:p>
          </table:table-cell>
          <table:table-cell office:value-type="string" calcext:value-type="string">
            <text:p>BIOTENLY 2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AHAGUJARAT MEDICAL STORES_NADIAD</text:p>
          </table:table-cell>
          <table:table-cell office:value-type="string" calcext:value-type="string">
            <text:p>BIOTENLY 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AHAGUJARAT MEDICAL STORES_NADIAD</text:p>
          </table:table-cell>
          <table:table-cell office:value-type="string" calcext:value-type="string">
            <text:p>TELEXA A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AHAGUJARAT MEDICAL STORES_NADIAD</text:p>
          </table:table-cell>
          <table:table-cell office:value-type="string" calcext:value-type="string">
            <text:p>TELEXA M 2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AHAVIR MEDICAL STORES_NADIAD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AHAVIR MEDICAL STORES_PETL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AHAVIR MEDICAL STORES_PETLAD</text:p>
          </table:table-cell>
          <table:table-cell office:value-type="string" calcext:value-type="string">
            <text:p>TELEXA M 5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AHENDRA MEDICAL STORES_NADI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AHENDRA MEDICAL STOR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ANHAR MEDICOS_KHEDA</text:p>
          </table:table-cell>
          <table:table-cell office:value-type="string" calcext:value-type="string">
            <text:p>BIOXIGA 1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ARUTINANDAN MED. &amp; GEN.STORES_MODAJ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EET MEDICAL AND PROVIDSION STORE_PANSORA</text:p>
          </table:table-cell>
          <table:table-cell office:value-type="string" calcext:value-type="string">
            <text:p>BIOTENLY 2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ILAN DEPARTMENT STORES_NADIAD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ILAN DEPARTMENT STORES_NADIAD</text:p>
          </table:table-cell>
          <table:table-cell office:value-type="string" calcext:value-type="string">
            <text:p>ROZTOR A CAPS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ILAN DEPARTMENT STORES_NADIAD</text:p>
          </table:table-cell>
          <table:table-cell office:value-type="string" calcext:value-type="string">
            <text:p>STELLA 60K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ILAP MEDICAL &amp; PROV.STORES_PIJ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OHAN MEDICAL STORES_NADIAD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OHAN MEDICAL STOR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R BIOS_NADIAD</text:p>
          </table:table-cell>
          <table:table-cell office:value-type="string" calcext:value-type="string">
            <text:p>TELEXA H 8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R STAFF ABHISHEK PATELIA_NADIAD</text:p>
          </table:table-cell>
          <table:table-cell office:value-type="string" calcext:value-type="string">
            <text:p>STELLA 60K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R STAFF HARSHADBHAI THAKOR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R STAFF JITUBHAI RABARI_NADIAD</text:p>
          </table:table-cell>
          <table:table-cell office:value-type="string" calcext:value-type="string">
            <text:p>ETIWELL 0.2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MR STAFF KEYUR_NADIAD</text:p>
          </table:table-cell>
          <table:table-cell office:value-type="string" calcext:value-type="string">
            <text:p>BIOVILDA 5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ELKANTH MEDICAL STORES_NADIAD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ELKANTH MEDICAL STOR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CHANCHAL MEDICAL STORES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CHANCHAL MEDICAL STORES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CHANCHAL MEDICAL STORES</text:p>
          </table:table-cell>
          <table:table-cell office:value-type="string" calcext:value-type="string">
            <text:p>BIOTENLY 2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CHANCHAL MEDICAL STORES</text:p>
          </table:table-cell>
          <table:table-cell office:value-type="string" calcext:value-type="string">
            <text:p>BIOXIGA 1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CHANCHAL MEDICAL STORES</text:p>
          </table:table-cell>
          <table:table-cell office:value-type="string" calcext:value-type="string">
            <text:p>BIOXIGA 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CHANCHAL MEDICAL STORES</text:p>
          </table:table-cell>
          <table:table-cell office:value-type="string" calcext:value-type="string">
            <text:p>R-ZOLE D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CHANCHAL MEDICAL STORES</text:p>
          </table:table-cell>
          <table:table-cell office:value-type="string" calcext:value-type="string">
            <text:p>ROZTOR A CAPS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CHANCHAL MEDICAL STORES</text:p>
          </table:table-cell>
          <table:table-cell office:value-type="string" calcext:value-type="string">
            <text:p>TELEXA A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CHANCHAL MEDICAL STORES</text:p>
          </table:table-cell>
          <table:table-cell office:value-type="string" calcext:value-type="string">
            <text:p>TELEXA M 2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JANTA MEDICAL STORES_NADIAD</text:p>
          </table:table-cell>
          <table:table-cell office:value-type="string" calcext:value-type="string">
            <text:p>BIOBETA A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JANTA MEDICAL STORES_NADIAD</text:p>
          </table:table-cell>
          <table:table-cell office:value-type="string" calcext:value-type="string">
            <text:p>BI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JANTA MEDICAL STOR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PARTH MEDICAL STORES_NADIAD</text:p>
          </table:table-cell>
          <table:table-cell office:value-type="string" calcext:value-type="string">
            <text:p>ACCUTHYRO 50MC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PARTH MEDICAL STORES_NADIAD</text:p>
          </table:table-cell>
          <table:table-cell office:value-type="string" calcext:value-type="string">
            <text:p>BIO-ANXIT CZ 0.2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PARTH MEDICAL STORES_NADIAD</text:p>
          </table:table-cell>
          <table:table-cell office:value-type="string" calcext:value-type="string">
            <text:p>DIEX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RAMESH MEDICAL STORES_KAPADWANJ</text:p>
          </table:table-cell>
          <table:table-cell office:value-type="string" calcext:value-type="string">
            <text:p>TELEXA A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EW RAMESH MEDICAL STORES_KAPADWANJ</text:p>
          </table:table-cell>
          <table:table-cell office:value-type="string" calcext:value-type="string">
            <text:p>TELEXA M 2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OVELTY STORES_MEHAMDABAD</text:p>
          </table:table-cell>
          <table:table-cell office:value-type="string" calcext:value-type="string">
            <text:p>BIOMET G2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NOVELTY STORES_MEHAMDABAD</text:p>
          </table:table-cell>
          <table:table-cell office:value-type="string" calcext:value-type="string">
            <text:p>DIEX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OMKAR PHARMACY_NADIAD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OMKAR PHARMACY_NADIAD</text:p>
          </table:table-cell>
          <table:table-cell office:value-type="string" calcext:value-type="string">
            <text:p>BIOMET G2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ARAS HEALTHCARE NADIAD_NADIAD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ARAS HEALTHCARE NADIAD_NADIAD</text:p>
          </table:table-cell>
          <table:table-cell office:value-type="string" calcext:value-type="string">
            <text:p>BIOXIGA 1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ARAS HEALTHCARE NADIAD_NADIAD</text:p>
          </table:table-cell>
          <table:table-cell office:value-type="string" calcext:value-type="string">
            <text:p>DIEXOMET GV 2.3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ARAS HEALTHCARE NADIAD_NADIAD</text:p>
          </table:table-cell>
          <table:table-cell office:value-type="string" calcext:value-type="string">
            <text:p>ROZTOR A CAPS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ARIJAT MEDICAL STORES_NADIAD</text:p>
          </table:table-cell>
          <table:table-cell office:value-type="string" calcext:value-type="string">
            <text:p>STELLA 60K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ARIKH BROTHERS_PETLAD</text:p>
          </table:table-cell>
          <table:table-cell office:value-type="string" calcext:value-type="string">
            <text:p>BIO-ANXIT CZ 0.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ARIKH BROTHERS_PETLAD</text:p>
          </table:table-cell>
          <table:table-cell office:value-type="string" calcext:value-type="string">
            <text:p>BIOVILDA 100MG 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ARTH MEDICAL STORES_KAPADWANJ</text:p>
          </table:table-cell>
          <table:table-cell office:value-type="string" calcext:value-type="string">
            <text:p>BIO-ANXIT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ATEL CHEMIST_NADIAD</text:p>
          </table:table-cell>
          <table:table-cell office:value-type="string" calcext:value-type="string">
            <text:p>BIOXIGA 1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ATEL CHEMIST_NADIAD</text:p>
          </table:table-cell>
          <table:table-cell office:value-type="string" calcext:value-type="string">
            <text:p>DIEX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ATEL CHEMIST_NADIAD</text:p>
          </table:table-cell>
          <table:table-cell office:value-type="string" calcext:value-type="string">
            <text:p>R-ZOLE D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ATEL MEDICAL STORES_UMRETH</text:p>
          </table:table-cell>
          <table:table-cell office:value-type="string" calcext:value-type="string">
            <text:p>BI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ATEL MEDICAL STORES_UMRETH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RAMUKH MEDICAL STORES_NADIAD</text:p>
          </table:table-cell>
          <table:table-cell office:value-type="string" calcext:value-type="string">
            <text:p>BI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RAMUKH MEDICAL STOR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RAMUKH MEDICAL STORES_NADIAD</text:p>
          </table:table-cell>
          <table:table-cell office:value-type="string" calcext:value-type="string">
            <text:p>ROZTOR A CAPS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PRAMUKH MEDICAL STORES_NADIAD</text:p>
          </table:table-cell>
          <table:table-cell office:value-type="string" calcext:value-type="string">
            <text:p>TELEXA 40MG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.K.MEDICINES &amp; PROV.STOR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.K.MEDICINES &amp; PROV.STORES_NADIAD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AJNIKANT &amp; BROS._UMRETH</text:p>
          </table:table-cell>
          <table:table-cell office:value-type="string" calcext:value-type="string">
            <text:p>TELEXA CM 5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AMESH MEDICAL STORES_NADIAD</text:p>
          </table:table-cell>
          <table:table-cell office:value-type="string" calcext:value-type="string">
            <text:p>BIO-ANXIT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AMESH MEDICAL STORES_NADIAD</text:p>
          </table:table-cell>
          <table:table-cell office:value-type="string" calcext:value-type="string">
            <text:p>BIOMET G2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AMESH MEDICAL STORES_NADIAD</text:p>
          </table:table-cell>
          <table:table-cell office:value-type="string" calcext:value-type="string">
            <text:p>BI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AMESH MEDICAL STORES_NADIAD</text:p>
          </table:table-cell>
          <table:table-cell office:value-type="string" calcext:value-type="string">
            <text:p>BIOTENLY 2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AMESH MEDICAL STORES_NADIAD</text:p>
          </table:table-cell>
          <table:table-cell office:value-type="string" calcext:value-type="string">
            <text:p>E-TEGO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AMESH MEDICAL STORES_NADIAD</text:p>
          </table:table-cell>
          <table:table-cell office:value-type="string" calcext:value-type="string">
            <text:p>ROZTOR A CAPS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AMESH MEDICAL STORES_NADIAD</text:p>
          </table:table-cell>
          <table:table-cell office:value-type="string" calcext:value-type="string">
            <text:p>TELEXA 40MG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AZA MEDICAL &amp; PROVISION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IDDHI SIDDHI MEDICAL STORE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IDDHI SIDDHI MEDICAL STORE_NADIAD</text:p>
          </table:table-cell>
          <table:table-cell office:value-type="string" calcext:value-type="string">
            <text:p>DIEXOMET GV 2.3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ONAK MEDICAL &amp; PROV.STORES_NADIAD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ONAK MEDICAL &amp; PROV.STORES_NADI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ONAK MEDICAL &amp; PROV.STORES_NADIAD</text:p>
          </table:table-cell>
          <table:table-cell office:value-type="string" calcext:value-type="string">
            <text:p>BIOMET G2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ONAK MEDICAL &amp; PROV.STORES_NADIAD</text:p>
          </table:table-cell>
          <table:table-cell office:value-type="string" calcext:value-type="string">
            <text:p>BIOTENLY 2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ONAK MEDICAL &amp; PROV.STOR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ONAK MEDICAL &amp; PROV.STORES_NADIAD</text:p>
          </table:table-cell>
          <table:table-cell office:value-type="string" calcext:value-type="string">
            <text:p>DIEX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UBARU CASH_NADIAD</text:p>
          </table:table-cell>
          <table:table-cell office:value-type="string" calcext:value-type="string">
            <text:p>DIEX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UBARU CASH_NADIAD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UBARU CASH_NADIAD</text:p>
          </table:table-cell>
          <table:table-cell office:value-type="string" calcext:value-type="string">
            <text:p>R-ZOLE D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RUBARU CASH_NADIAD</text:p>
          </table:table-cell>
          <table:table-cell table:style-name="ce2" office:value-type="string" calcext:value-type="string">
            <text:p>STELLA 60K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.K. MEDICAL STORES_NADI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.K. MEDICAL STORES_PETLAD</text:p>
          </table:table-cell>
          <table:table-cell office:value-type="string" calcext:value-type="string">
            <text:p>BIO-ANXIT CZ 0.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HYOG MEDICAL STORES_KAPADWANJ</text:p>
          </table:table-cell>
          <table:table-cell office:value-type="string" calcext:value-type="string">
            <text:p>BIO-ANXIT CZ 0.2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NJIVANI MEDICINES PVT LTD-</text:p>
          </table:table-cell>
          <table:table-cell office:value-type="string" calcext:value-type="string">
            <text:p>BIO-ANXIT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NJIVANI MEDICINES PVT LTD-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NJIVANI MEDICINES PVT LTD-</text:p>
          </table:table-cell>
          <table:table-cell office:value-type="string" calcext:value-type="string">
            <text:p>BI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NJIVANI MEDICINES PVT LTD-</text:p>
          </table:table-cell>
          <table:table-cell office:value-type="string" calcext:value-type="string">
            <text:p>BIOVILDA 100MG 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NJIVANI MEDICINES PVT LTD-</text:p>
          </table:table-cell>
          <table:table-cell office:value-type="string" calcext:value-type="string">
            <text:p>BIOVILDA 5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NJIVANI MEDICINES PVT LTD-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NJIVANI MEDICINES PVT LTD-</text:p>
          </table:table-cell>
          <table:table-cell office:value-type="string" calcext:value-type="string">
            <text:p>BIOXIGA 1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NJIVANI MEDICINES PVT LTD-</text:p>
          </table:table-cell>
          <table:table-cell office:value-type="string" calcext:value-type="string">
            <text:p>ROZTOR A CAPS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NJIVANI MEDICINES PVT LTD-</text:p>
          </table:table-cell>
          <table:table-cell office:value-type="string" calcext:value-type="string">
            <text:p>TELEXA 40MG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NJIVANI MEDICINES PVT LTD-</text:p>
          </table:table-cell>
          <table:table-cell office:value-type="string" calcext:value-type="string">
            <text:p>TELEXA A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NTRAM MEDICAL &amp; PROV.</text:p>
          </table:table-cell>
          <table:table-cell office:value-type="string" calcext:value-type="string">
            <text:p>BI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NTRAM MEDICAL STORES_SALON/CHUNEL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NTRAM MEDICAL STORES_SALON/CHUNEL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RVODAY MEDICAL &amp; PROV.STORES_SANDHANA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TYAM MEDICAL STORE_UMRETH</text:p>
          </table:table-cell>
          <table:table-cell office:value-type="string" calcext:value-type="string">
            <text:p>BIOBETA A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TYAM MEDICAL STORE_UMRETH</text:p>
          </table:table-cell>
          <table:table-cell office:value-type="string" calcext:value-type="string">
            <text:p>BIOMET G2 P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TYAM MEDICAL STORE_UMRETH</text:p>
          </table:table-cell>
          <table:table-cell office:value-type="string" calcext:value-type="string">
            <text:p>ROZTOR 1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TYAM MEDICAL STORE_UMRETH</text:p>
          </table:table-cell>
          <table:table-cell office:value-type="string" calcext:value-type="string">
            <text:p>TELEXA 80MG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TYAM MEDICAL STORE_UMRETH</text:p>
          </table:table-cell>
          <table:table-cell office:value-type="string" calcext:value-type="string">
            <text:p>TELEXA CM 2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TYAM MEDICAL STORE_UMRETH</text:p>
          </table:table-cell>
          <table:table-cell office:value-type="string" calcext:value-type="string">
            <text:p>TELEXA CM 5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TYAM MEDICAL STORE_UMRETH</text:p>
          </table:table-cell>
          <table:table-cell office:value-type="string" calcext:value-type="string">
            <text:p>TELEXA H 8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TYAM MEDICAL STORE_UMRETH</text:p>
          </table:table-cell>
          <table:table-cell office:value-type="string" calcext:value-type="string">
            <text:p>TELEXA M 2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ATYAM MEDICAL STORE_UMRETH</text:p>
          </table:table-cell>
          <table:table-cell office:value-type="string" calcext:value-type="string">
            <text:p>TELEXA M 5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IV MEDICAL &amp; PROVISION STORE_DAKOR</text:p>
          </table:table-cell>
          <table:table-cell office:value-type="string" calcext:value-type="string">
            <text:p>BI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IV MEDICAL STORES_NADIAD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LOK PHARMA_NADIAD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ADHA MEDICAL &amp; PROV. STORES_NADI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ADHA MEDICAL &amp; PROV. STORES_NADIAD</text:p>
          </table:table-cell>
          <table:table-cell office:value-type="string" calcext:value-type="string">
            <text:p>BI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ADHA MEDICAL &amp; PROV. STORES_NADIAD</text:p>
          </table:table-cell>
          <table:table-cell office:value-type="string" calcext:value-type="string">
            <text:p>BIOTENLY 2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ADHA MEDICAL &amp; PROV. STOR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ADHA MEDICAL &amp; PROV. STORES_NADIAD</text:p>
          </table:table-cell>
          <table:table-cell office:value-type="string" calcext:value-type="string">
            <text:p>E-TEGO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EE JALA MEDICAL STORE_UTTARSANDA</text:p>
          </table:table-cell>
          <table:table-cell office:value-type="string" calcext:value-type="string">
            <text:p>BIOXIGA 1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EE JALA MEDICAL STORE_UTTARSANDA</text:p>
          </table:table-cell>
          <table:table-cell office:value-type="string" calcext:value-type="string">
            <text:p>BIOXIGA 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EE JALA MEDICAL STORE_UTTARSANDA</text:p>
          </table:table-cell>
          <table:table-cell office:value-type="string" calcext:value-type="string">
            <text:p>DIEX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EE RAM CHEMIST_WANAKBORI</text:p>
          </table:table-cell>
          <table:table-cell office:value-type="string" calcext:value-type="string">
            <text:p>BIO-ANXIT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EE SAI MEDICAL STORES_PETLAD</text:p>
          </table:table-cell>
          <table:table-cell office:value-type="string" calcext:value-type="string">
            <text:p>BIO-ANXIT CZ 0.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EE SANTRAM MEDICAL STORES_PIPLAG-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EE SANTRAM MEDICINES_NADIAD</text:p>
          </table:table-cell>
          <table:table-cell office:value-type="string" calcext:value-type="string">
            <text:p>BIOTENLY 2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EE SHAKTI MEDICAL STORES_KATHLAL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EE SUNDHA MEDICAL STORES_NADI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EE SUNDHA MEDICAL STORES_NADIAD</text:p>
          </table:table-cell>
          <table:table-cell office:value-type="string" calcext:value-type="string">
            <text:p>BI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EE UMIYA MEDICAL STORES_KAPADWANJ</text:p>
          </table:table-cell>
          <table:table-cell office:value-type="string" calcext:value-type="string">
            <text:p>TELEXA CM 2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EE YOGI MEDICAL &amp; PROV. STORES_NADIAD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EE YOGI MEDICAL &amp; PROV. STOR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EE YOGI MEDICAL &amp; PROV. STORES_NADIAD</text:p>
          </table:table-cell>
          <table:table-cell office:value-type="string" calcext:value-type="string">
            <text:p>STELLA 60K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EEJI MEDICAL &amp; PROV.STORES_UTTARSANDA</text:p>
          </table:table-cell>
          <table:table-cell office:value-type="string" calcext:value-type="string">
            <text:p>STELLA 60K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I HARI MEDICAL &amp; PROV. STORES_PETLAD</text:p>
          </table:table-cell>
          <table:table-cell office:value-type="string" calcext:value-type="string">
            <text:p>BI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HRIJIKRUPA MEDICAL &amp; PRO.ST_PANSORA</text:p>
          </table:table-cell>
          <table:table-cell office:value-type="string" calcext:value-type="string">
            <text:p>BIOTENLY 2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ONAKIRAN MEDICAL STORES_NADIAD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ONAKIRAN MEDICAL STORES_NADIAD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RUSHTI MEDICAL STORES_CHAKLASI</text:p>
          </table:table-cell>
          <table:table-cell office:value-type="string" calcext:value-type="string">
            <text:p>ROZTOR A CAPS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TAR MEDICAL &amp; PROV. STORES_UMRETH</text:p>
          </table:table-cell>
          <table:table-cell office:value-type="string" calcext:value-type="string">
            <text:p>BIOMET G1 F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TAR MEDICAL &amp; PROV. STORES_UMRETH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TAR MEDICAL &amp; PROV. STORES_UMRETH</text:p>
          </table:table-cell>
          <table:table-cell office:value-type="string" calcext:value-type="string">
            <text:p>TELEXA CM 5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SUSHIL DISPENSARY_NADIAD</text:p>
          </table:table-cell>
          <table:table-cell office:value-type="string" calcext:value-type="string">
            <text:p>BIOTENLY 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TILAK MEDICAL &amp; PROV. STORES_NADIAD</text:p>
          </table:table-cell>
          <table:table-cell office:value-type="string" calcext:value-type="string">
            <text:p>R-ZOLE D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USHA ENTERPRISE_NADIAD</text:p>
          </table:table-cell>
          <table:table-cell office:value-type="string" calcext:value-type="string">
            <text:p>BIOVILDA 100MG 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VEDANTA PHARMACY_NADIAD</text:p>
          </table:table-cell>
          <table:table-cell office:value-type="string" calcext:value-type="string">
            <text:p>BI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VIKAS MEDICAL &amp; PROVISION</text:p>
          </table:table-cell>
          <table:table-cell office:value-type="string" calcext:value-type="string">
            <text:p>BIOTENLY M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VIKAS MEDICAL &amp; PROVISION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VIKAS MEDICAL &amp; PROVISION</text:p>
          </table:table-cell>
          <table:table-cell office:value-type="string" calcext:value-type="string">
            <text:p>TELEXA CM 25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VIKAS MEDICAL &amp; PROVISION</text:p>
          </table:table-cell>
          <table:table-cell office:value-type="string" calcext:value-type="string">
            <text:p>TELEXA CM 5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VIKAS MEDICAL &amp; PROVISION</text:p>
          </table:table-cell>
          <table:table-cell office:value-type="string" calcext:value-type="string">
            <text:p>TELEXA M 5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VIRALI MEDICINES_NADIAD</text:p>
          </table:table-cell>
          <table:table-cell office:value-type="string" calcext:value-type="string">
            <text:p>BIOTENLY 2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VIRALI MEDICINES_NADIAD</text:p>
          </table:table-cell>
          <table:table-cell office:value-type="string" calcext:value-type="string">
            <text:p>DIEXOMET G1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VIRALI MEDICINES_NADIAD</text:p>
          </table:table-cell>
          <table:table-cell office:value-type="string" calcext:value-type="string">
            <text:p>R-ZOLE D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VIRALI MEDICINES_NADIAD</text:p>
          </table:table-cell>
          <table:table-cell office:value-type="string" calcext:value-type="string">
            <text:p>STELLA 60K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VISHVASH MEDICAL STORES_NADIAD</text:p>
          </table:table-cell>
          <table:table-cell office:value-type="string" calcext:value-type="string">
            <text:p>BIOXIGA 10M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YOGIJI MEDICAL STORES_NARSANDA</text:p>
          </table:table-cell>
          <table:table-cell office:value-type="string" calcext:value-type="string">
            <text:p>BIOVILDA M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YOGIJI MEDICINES_PIPLATA</text:p>
          </table:table-cell>
          <table:table-cell office:value-type="string" calcext:value-type="string">
            <text:p>DIEXOMET G2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1">
          <table:table-cell office:value-type="string" calcext:value-type="string">
            <text:p>ZULELAL MEDICAL STORES_NADIAD</text:p>
          </table:table-cell>
          <table:table-cell office:value-type="string" calcext:value-type="string">
            <text:p>E-TEGO TABLE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BIOS GENR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time-style style:name="N121">
      <number:minutes number:style="long"/>
      <number:text>:</number:text>
      <number:seconds number:style="long"/>
    </number:time-style>
    <number:date-style style:name="N120">
      <number:day number:style="long"/>
      <number:text>-</number:text>
      <number:month number:style="long"/>
      <number:text>-</number:text>
      <number:year/>
    </number:date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5:22:24.264339937</meta:creation-date>
    <meta:generator>LibreOffice/7.3.7.2$Linux_X86_64 LibreOffice_project/30$Build-2</meta:generator>
    <dc:date>2023-11-03T19:53:52.510886147</dc:date>
    <meta:editing-duration>PT1H32M46S</meta:editing-duration>
    <meta:editing-cycles>30</meta:editing-cycles>
    <meta:document-statistic meta:table-count="1" meta:cell-count="2556" meta:object-count="0"/>
  </office:meta>
</office:document-meta>
</file>